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72a4" officeooo:paragraph-rsid="001672a4" style:font-size-asian="18pt" style:font-size-complex="18pt"/>
    </style:style>
    <style:style style:name="P2" style:family="paragraph" style:parent-style-name="Standard">
      <style:paragraph-properties fo:text-align="start" style:justify-single-word="false"/>
      <style:text-properties fo:font-size="16pt" officeooo:rsid="0016c041" officeooo:paragraph-rsid="0016c041" style:font-size-asian="16pt" style:font-size-complex="16pt"/>
    </style:style>
    <style:style style:name="P3" style:family="paragraph" style:parent-style-name="Standard">
      <style:paragraph-properties fo:text-align="start" style:justify-single-word="false"/>
      <style:text-properties fo:font-size="16pt" officeooo:rsid="001672a4" officeooo:paragraph-rsid="001672a4" style:font-size-asian="16pt" style:font-size-complex="16pt"/>
    </style:style>
    <style:style style:name="P4" style:family="paragraph" style:parent-style-name="Standard">
      <style:paragraph-properties fo:text-align="start" style:justify-single-word="false"/>
      <style:text-properties fo:font-size="16pt" officeooo:rsid="001745c6" officeooo:paragraph-rsid="001745c6" style:font-size-asian="16pt" style:font-size-complex="16pt"/>
    </style:style>
    <style:style style:name="P5" style:family="paragraph" style:parent-style-name="Standard">
      <style:paragraph-properties fo:text-align="start" style:justify-single-word="false"/>
      <style:text-properties fo:font-size="16pt" officeooo:rsid="0018e972" officeooo:paragraph-rsid="0018e972" style:font-size-asian="16pt" style:font-size-complex="16pt"/>
    </style:style>
    <style:style style:name="P6" style:family="paragraph" style:parent-style-name="Standard">
      <style:paragraph-properties fo:text-align="start" style:justify-single-word="false"/>
      <style:text-properties fo:font-size="16pt" officeooo:rsid="001745c6" officeooo:paragraph-rsid="001745c6" style:font-size-asian="16pt" style:font-size-complex="16pt"/>
    </style:style>
    <style:style style:name="T1" style:family="text">
      <style:text-properties officeooo:rsid="001b4d98"/>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officeooo:rsid="001ba4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 of Assignment-1</text:p>
      <text:p text:style-name="P2">Problem Statement - </text:p>
      <text:p text:style-name="P2">For this assignment you will be given two input files containing a set of words, where there can be repeated entries of a single word. However, the words may not be in sorted order, and the repeated words may not come together. Your task is to find the set of unique words in each file along with the frequency of each unique word in each file. You also require to calculate the similarity between these two files in terms of Jaccard co-efficient.</text:p>
      <text:p text:style-name="P2"/>
      <text:p text:style-name="P3">Since the assignment is asked to solve in two ways</text:p>
      <text:p text:style-name="P3">1. Serial</text:p>
      <text:p text:style-name="P3">2. Parallel</text:p>
      <text:p text:style-name="P4"/>
      <text:p text:style-name="P4">In serial way, it is required to find unique words in both the files separately, and then finding Jaccard co-efficient – so number of files to manage is restricted to 2. </text:p>
      <text:p text:style-name="P4">In parallel approach, as per given k, the number of files created is <text:span text:style-name="T1">k, and size of every file(except the last one) is </text:span></text:p>
      <text:p text:style-name="P4"><text:s text:c="15"/><text:span text:style-name="T1">ceil(n/k) </text:span></text:p>
      <text:p text:style-name="P4">where n is the total number of words in the file, which is given in the file itself, at the first line</text:p>
      <text:p text:style-name="P4">and k is number of chunks.</text:p>
      <text:p text:style-name="P5"><text:span text:style-name="T2">Observation</text:span> :</text:p>
      <text:p text:style-name="P5">1. It is expected that, if a file is divided into multiple chunks and every chunk is given to a child process for finding unique words, then the overall time requied to execute this must be less than the time required to process the whole file by single process <text:span text:style-name="T1">i.e. Serial execution</text:span>.</text:p>
      <text:p text:style-name="P5"><text:s text:c="4"/>But due to scheduling time involved in considering the process and the requirement of the code to combine the unique chunks to form a single unique collection of words, the expected result falls down.</text:p>
      <text:p text:style-name="P5"><text:s text:c="4"/>And time required to execute the program by single process becomes less than time required by multiple processes.</text:p>
      <text:p text:style-name="P5"/>
      <text:p text:style-name="P5">2. In worst case dividing the file into chunks, and then finding the unique words from every chunk, may be not useful, if every chunk contains unique words, but in combination of chunks the repet<text:span text:style-name="T3">i</text:span>tion of words may exists. In this case the time required would be large compared to single process execution.</text:p>
      <text:p text:style-name="P5"><text:soft-page-break/></text:p>
      <text:p text:style-name="P5">3. There is dependency on the algorithm followed by system for selecting the forked child, many operating systems follow round robin approach to consider the processes in execution, <text:span text:style-name="T3">but as k increases number of processes increase, and if the processor is multicore, it can still manage to finish processes early, but on single core processor, loading the whole state of newly scheduled process and storing back the old executing process will eat lot of time than executing the processes. Hence amount of time increases as k value increases. This observation is also plotted on graph with K on x-axis and Time taken(in msec) on y-axi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6:40:39.886253167</meta:creation-date>
    <dc:date>2016-07-27T19:29:21.919224585</dc:date>
    <meta:editing-duration>PT1H55M52S</meta:editing-duration>
    <meta:editing-cycles>5</meta:editing-cycles>
    <meta:generator>LibreOffice/4.2.4.2$Linux_X86_64 LibreOffice_project/420m0$Build-2</meta:generator>
    <meta:document-statistic meta:table-count="0" meta:image-count="0" meta:object-count="0" meta:page-count="2" meta:paragraph-count="17" meta:word-count="448" meta:character-count="2563" meta:non-whitespace-character-count="2104"/>
  </office:meta>
</office:document-meta>
</file>